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fb0" officeooo:paragraph-rsid="001e2fb0"/>
    </style:style>
    <style:style style:name="P2" style:family="paragraph" style:parent-style-name="Standard">
      <style:text-properties officeooo:rsid="001f5a67" officeooo:paragraph-rsid="001f5a67"/>
    </style:style>
    <style:style style:name="P3" style:family="paragraph" style:parent-style-name="Standard">
      <style:text-properties officeooo:rsid="0023068f" officeooo:paragraph-rsid="0023068f"/>
    </style:style>
    <style:style style:name="P4" style:family="paragraph" style:parent-style-name="Standard">
      <style:text-properties officeooo:rsid="00235c30" officeooo:paragraph-rsid="00235c30"/>
    </style:style>
    <style:style style:name="P5" style:family="paragraph" style:parent-style-name="Standard">
      <style:text-properties officeooo:rsid="00235c30" officeooo:paragraph-rsid="00264eb9"/>
    </style:style>
    <style:style style:name="P6" style:family="paragraph" style:parent-style-name="Standard">
      <style:text-properties officeooo:rsid="0025038b" officeooo:paragraph-rsid="0025038b"/>
    </style:style>
    <style:style style:name="P7" style:family="paragraph" style:parent-style-name="Standard">
      <style:text-properties officeooo:rsid="00283216" officeooo:paragraph-rsid="00283216"/>
    </style:style>
    <style:style style:name="P8" style:family="paragraph" style:parent-style-name="Standard">
      <style:text-properties officeooo:rsid="002a473a" officeooo:paragraph-rsid="00323462"/>
    </style:style>
    <style:style style:name="P9" style:family="paragraph" style:parent-style-name="Standard">
      <style:text-properties officeooo:rsid="002b6ef5" officeooo:paragraph-rsid="002da8db"/>
    </style:style>
    <style:style style:name="P10" style:family="paragraph" style:parent-style-name="Standard">
      <style:text-properties officeooo:rsid="00323462" officeooo:paragraph-rsid="00323462"/>
    </style:style>
    <style:style style:name="T1" style:family="text">
      <style:text-properties officeooo:rsid="001fcc7e"/>
    </style:style>
    <style:style style:name="T2" style:family="text">
      <style:text-properties officeooo:rsid="00235c30"/>
    </style:style>
    <style:style style:name="T3" style:family="text">
      <style:text-properties officeooo:rsid="00240106"/>
    </style:style>
    <style:style style:name="T4" style:family="text">
      <style:text-properties officeooo:rsid="0025038b"/>
    </style:style>
    <style:style style:name="T5" style:family="text">
      <style:text-properties officeooo:rsid="00264eb9"/>
    </style:style>
    <style:style style:name="T6" style:family="text">
      <style:text-properties officeooo:rsid="00283216"/>
    </style:style>
    <style:style style:name="T7" style:family="text">
      <style:text-properties officeooo:rsid="002b6ef5"/>
    </style:style>
    <style:style style:name="T8" style:family="text">
      <style:text-properties officeooo:rsid="002d0a41"/>
    </style:style>
    <style:style style:name="T9" style:family="text">
      <style:text-properties officeooo:rsid="002e7948"/>
    </style:style>
    <style:style style:name="T10" style:family="text">
      <style:text-properties officeooo:rsid="00305b22"/>
    </style:style>
    <style:style style:name="T11" style:family="text">
      <style:text-properties officeooo:rsid="00332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Design pattern : Creation – <text:span text:style-name="T1">Abstract Factory </text:span></text:p>
      <text:p text:style-name="P2">- <text:span text:style-name="T3">It helps to create interface for related or dependent objects without specifying their concrete classes.</text:span></text:p>
      <text:p text:style-name="P2"/>
      <text:p text:style-name="P3">Pseudo-code : </text:p>
      <text:p text:style-name="P3"/>
      <text:p text:style-name="P3">1. Create an interface named as 'Equipment'. <text:span text:style-name="T2">I</text:span>t will have attributes like name, <text:span text:style-name="T10">netP</text:span>rice, powerRequirement. It will have methods like get<text:span text:style-name="T10">Net</text:span>Price(), getPowerConsumption(), <text:span text:style-name="T2">setName(), getName(), setNetPrice(), getPrice().</text:span></text:p>
      <text:p text:style-name="P3"/>
      <text:p text:style-name="P5">2. Create a class named as 'StorageEquipment'. It will implement 'Equipment' interface. It will have attributes like capacity. It will have methods like getCapacity(), setCapacity().</text:p>
      <text:p text:style-name="P4"/>
      <text:p text:style-name="P6">3. Create a class named as “Processor”. It will implement <text:span text:style-name="T2">Equipment' interface. It will have attributes like </text:span>speed. <text:span text:style-name="T5">It will have methods like setSpeed(), getSpeed().</text:span></text:p>
      <text:p text:style-name="P6"/>
      <text:p text:style-name="P7">4. Create a class named as “Bus”. It will <text:span text:style-name="T4">implement Equipment' interface. It will have attributes like </text:span>noOfPins. <text:span text:style-name="T5">t will have methods like set</text:span>Pins<text:span text:style-name="T5">(), get</text:span>Pins<text:span text:style-name="T5">().</text:span></text:p>
      <text:p text:style-name="P7"/>
      <text:p text:style-name="P9">5. <text:span text:style-name="T8">Create a class named as “PowerSupply”. It will implement 'Equipment' interface. It will have attributes like power. t will have methods like setPower(), getPower().</text:span></text:p>
      <text:p text:style-name="P7"/>
      <text:p text:style-name="P10"><text:span text:style-name="T11">6</text:span>. Create a class named <text:span text:style-name="T11">'cabinet'</text:span>. It will have properties like width, length, height. <text:s/><text:span text:style-name="T11">It will have attributes like setWidth(), getWidth(), setLength(), getLength(), setHeight(), getHeight(). </text:span>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03:10.357724359</meta:creation-date>
    <meta:generator>LibreOffice/4.2.8.2$Linux_X86_64 LibreOffice_project/420m0$Build-2</meta:generator>
    <dc:date>2017-11-08T18:56:46.156489718</dc:date>
    <meta:editing-duration>PT2H52M37S</meta:editing-duration>
    <meta:editing-cycles>21</meta:editing-cycles>
    <meta:document-statistic meta:table-count="0" meta:image-count="0" meta:object-count="0" meta:page-count="1" meta:paragraph-count="10" meta:word-count="176" meta:character-count="1253" meta:non-whitespace-character-count="1082"/>
  </office:meta>
</office:document-meta>
</file>